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2" style:family="paragraph"/>
    <style:style style:name="P3" style:parent-style-name="Paragraphedeliste" style:list-style-name="LFO2" style:family="paragraph"/>
    <style:style style:name="P4" style:parent-style-name="Paragraphedeliste" style:list-style-name="LFO2" style:family="paragraph"/>
    <style:style style:name="P5" style:parent-style-name="Paragraphedeliste" style:list-style-name="LFO2" style:family="paragraph"/>
    <style:style style:name="P6" style:parent-style-name="Paragraphedeliste" style:list-style-name="LFO2" style:family="paragraph"/>
  </office:automatic-styles>
  <office:body>
    <office:text text:use-soft-page-breaks="true">
      <text:p text:style-name="P1">Agenda pour la première rencontre 12/09/2023</text:p>
      <text:p text:style-name="Normal">Questions pour mieux comprendre le sujet :</text:p>
      <text:list text:style-name="LFO2" text:continue-numbering="true">
        <text:list-item>
          <text:p text:style-name="P2">Dans quel but suivre la distribution des espèces ?</text:p>
        </text:list-item>
        <text:list-item>
          <text:p text:style-name="P3">Comment sont récoltés les données et où les trouver ?</text:p>
        </text:list-item>
        <text:list-item>
          <text:p text:style-name="P4">Comment procéder à l’implémentation de modèles (aucune base en ML) ?<text:s/></text:p>
        </text:list-item>
        <text:list-item>
          <text:p text:style-name="P5">Environnement de travail (notebook, compilateur, …) et langage (python, R) ?</text:p>
        </text:list-item>
        <text:list-item>
          <text:p text:style-name="P6">Lacune de vocabulaire : apprentissage adversaire, autocorrélation,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vin Vedel</meta:initial-creator>
    <dc:creator>Alvin Vedel</dc:creator>
    <meta:creation-date>2023-09-12T18:06:00Z</meta:creation-date>
    <dc:date>2023-09-12T18:13:00Z</dc:date>
    <meta:template xlink:href="Normal.dotm" xlink:type="simple"/>
    <meta:editing-cycles>1</meta:editing-cycles>
    <meta:editing-duration>PT420S</meta:editing-duration>
    <meta:document-statistic meta:page-count="1" meta:paragraph-count="1" meta:word-count="62" meta:character-count="407" meta:row-count="2" meta:non-whitespace-character-count="346"/>
  </office:meta>
</office:document-meta>
</file>